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3.275cm" table:align="left"/>
    </style:style>
    <style:style style:name="Tableau1.A" style:family="table-column">
      <style:table-column-properties style:column-width="2.739cm"/>
    </style:style>
    <style:style style:name="Tableau1.B" style:family="table-column">
      <style:table-column-properties style:column-width="3.286cm"/>
    </style:style>
    <style:style style:name="Tableau1.C" style:family="table-column">
      <style:table-column-properties style:column-width="1.245cm"/>
    </style:style>
    <style:style style:name="Tableau1.D" style:family="table-column">
      <style:table-column-properties style:column-width="0.399cm"/>
    </style:style>
    <style:style style:name="Tableau1.E" style:family="table-column">
      <style:table-column-properties style:column-width="1.127cm"/>
    </style:style>
    <style:style style:name="Tableau1.F" style:family="table-column">
      <style:table-column-properties style:column-width="0.822cm"/>
    </style:style>
    <style:style style:name="Tableau1.G" style:family="table-column">
      <style:table-column-properties style:column-width="0.61cm"/>
    </style:style>
    <style:style style:name="Tableau1.I" style:family="table-column">
      <style:table-column-properties style:column-width="2.224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27559" officeooo:paragraph-rsid="00127559"/>
    </style:style>
    <style:style style:name="P2" style:family="paragraph" style:parent-style-name="Standard">
      <style:text-properties officeooo:rsid="00127559" officeooo:paragraph-rsid="001bffcb"/>
    </style:style>
    <style:style style:name="P3" style:family="paragraph" style:parent-style-name="Standard">
      <style:text-properties officeooo:rsid="00127559" officeooo:paragraph-rsid="002129ef"/>
    </style:style>
    <style:style style:name="P4" style:family="paragraph" style:parent-style-name="Standard">
      <style:text-properties fo:font-weight="bold" officeooo:rsid="00127559" officeooo:paragraph-rsid="00127559" style:font-weight-asian="bold" style:font-weight-complex="bold"/>
    </style:style>
    <style:style style:name="P5" style:family="paragraph" style:parent-style-name="Standard">
      <style:text-properties fo:font-weight="bold" officeooo:rsid="0022ad8d" officeooo:paragraph-rsid="0022ad8d" style:font-weight-asian="bold" style:font-weight-complex="bold"/>
    </style:style>
    <style:style style:name="P6" style:family="paragraph" style:parent-style-name="Standard">
      <style:text-properties fo:font-weight="bold" officeooo:rsid="0023f13f" officeooo:paragraph-rsid="0023f13f" style:font-weight-asian="bold" style:font-weight-complex="bold"/>
    </style:style>
    <style:style style:name="P7" style:family="paragraph" style:parent-style-name="Standard">
      <style:text-properties officeooo:rsid="0022ad8d" officeooo:paragraph-rsid="0022ad8d"/>
    </style:style>
    <style:style style:name="P8" style:family="paragraph" style:parent-style-name="Standard">
      <style:text-properties officeooo:rsid="0023f13f" officeooo:paragraph-rsid="0023f13f"/>
    </style:style>
    <style:style style:name="P9" style:family="paragraph" style:parent-style-name="Standard">
      <style:text-properties officeooo:rsid="0025d498" officeooo:paragraph-rsid="0025d498"/>
    </style:style>
    <style:style style:name="P10" style:family="paragraph" style:parent-style-name="Standard">
      <style:text-properties officeooo:rsid="003098b3" officeooo:paragraph-rsid="003098b3"/>
    </style:style>
    <style:style style:name="P11" style:family="paragraph" style:parent-style-name="Standard">
      <style:text-properties officeooo:rsid="00127559" officeooo:paragraph-rsid="001275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ERROGER LA BASE DE DONNEE</text:p>
      <text:p text:style-name="P4"/>
      <text:p text:style-name="P4">PHASE 3</text:p>
      <text:p text:style-name="P4"/>
      <text:p text:style-name="P4">LES BESOINS D’AFFICHAGE</text:p>
      <text:p text:style-name="P4"/>
      <text:p text:style-name="P4">1. Quelles sont les commandes du fournisseur 09120 ?</text:p>
      <text:p text:style-name="P1"/>
      <text:p text:style-name="P1">SELECT * FROM `entcom` WHERE numfou=09120;</text:p>
      <text:p text:style-name="P1"/>
      <text:p text:style-name="P4">2. Afficher le code des fournisseurs pour lesquels des commandes ont été</text:p>
      <text:p text:style-name="P4">passées.</text:p>
      <text:p text:style-name="P1"/>
      <text:p text:style-name="P1">SELECT numfou FROM `entcom` GROUP BY numfou ;</text:p>
      <text:p text:style-name="P1"/>
      <text:p text:style-name="P1">SELECT entcom.numfou ,ligcom.*</text:p>
      <text:p text:style-name="P1">FROM `entcom` </text:p>
      <text:p text:style-name="P1">JOIN ligcom ON entcom.numcom=ligcom.numcom</text:p>
      <text:p text:style-name="P1">GROUP BY numfou ;</text:p>
      <text:p text:style-name="P1"/>
      <text:p text:style-name="P4">3. Afficher le nombre de commandes fournisseurs passées, et le nombre</text:p>
      <text:p text:style-name="P4">de fournisseur concernés.</text:p>
      <text:p text:style-name="P1"/>
      <text:p text:style-name="P1">SELECT count(numfou),COUNT(DISTINCT numfou) FROM `entcom`;</text:p>
      <text:p text:style-name="P1"/>
      <text:p text:style-name="P4">4. Editer les produits ayant un stock inférieur ou égal au stock d'alerte et</text:p>
      <text:p text:style-name="P4">dont la quantité annuelle est inférieur est inférieure à 1000</text:p>
      <text:p text:style-name="P4">(informations à fournir : n° produit, libellé produit, stock, stock actuel</text:p>
      <text:p text:style-name="P4">d'alerte, quantité annuelle)</text:p>
      <text:p text:style-name="P1"/>
      <text:p text:style-name="P1">SELECT produit.codart,produit.libart, produit.stkphy,produit.stkale,produit.qteann</text:p>
      <text:p text:style-name="P1">FROM `produit`</text:p>
      <text:p text:style-name="P1">WHERE produit.stkphy&lt;=produit.stkale AND produit.qteann&lt;1000;</text:p>
      <text:p text:style-name="P1"/>
      <text:p text:style-name="P4">5. Quels sont les fournisseurs situés dans les départements 75 78 92 77 ?</text:p>
      <text:p text:style-name="P4">L’affichage (département, nom fournisseur) sera effectué par</text:p>
      <text:p text:style-name="P4">département décroissant, puis par ordre alphabétique</text:p>
      <text:p text:style-name="P4"/>
      <text:p text:style-name="P1">SELECT fournis.posfou, fournis.nomfou </text:p>
      <text:p text:style-name="P1">FROM `fournis` </text:p>
      <text:p text:style-name="P1">WHERE substring(fournis.posfou,1,2) in ('75','78','92','77')</text:p>
      <text:p text:style-name="P1">ORDER BY fournis.posfou DESC, fournis.nomfou ASC;</text:p>
      <text:p text:style-name="P1"/>
      <text:p text:style-name="P4">6. Quelles sont les commandes passées au mois de mars et avril ?</text:p>
      <text:p text:style-name="P1"/>
      <text:p text:style-name="P1">SELECT * FROM `entcom` WHERE month(entcom.datcom) in (03,04);</text:p>
      <text:p text:style-name="P1"/>
      <text:p text:style-name="P4">7. Quelles sont les commandes du jour qui ont des observations</text:p>
      <text:p text:style-name="P4">particulières ?</text:p>
      <text:p text:style-name="P4">(Affichage numéro de commande, date de commande)</text:p>
      <text:p text:style-name="P1"/>
      <text:p text:style-name="P2">SELECT entcom.numcom,entcom.datcom </text:p>
      <text:p text:style-name="P2"><text:soft-page-break/>FROM `entcom` </text:p>
      <text:p text:style-name="P2">WHERE entcom.obscom !="" ;</text:p>
      <text:p text:style-name="P1"/>
      <text:p text:style-name="P4">8. Lister le total de chaque commande par total décroissant</text:p>
      <text:p text:style-name="P4">(Affichage numéro de commande et total)</text:p>
      <text:p text:style-name="P1">SELECT ligcom.numcom, (ligcom.qtecde*ligcom.priuni) as total </text:p>
      <text:p text:style-name="P1">FROM `ligcom`</text:p>
      <text:p text:style-name="P1">ORDER by total DESC;</text:p>
      <text:p text:style-name="P1"/>
      <text:p text:style-name="P4">9. Lister les commandes dont le total est supérieur à 10 000€ ; on exclura</text:p>
      <text:p text:style-name="P4">dans le calcul du total les articles commandés en quantité supérieure</text:p>
      <text:p text:style-name="P4">ou égale à 1000.</text:p>
      <text:p text:style-name="P4">(Affichage numéro de commande et total)</text:p>
      <text:p text:style-name="P1"/>
      <text:p text:style-name="P1">SELECT ligcom.numcom, (ligcom.qtecde*ligcom.priuni) as total </text:p>
      <text:p text:style-name="P1">FROM `ligcom`</text:p>
      <text:p text:style-name="P1">WHERE ligcom.qtecde&lt;1000 AND (ligcom.qtecde*ligcom.priuni)&gt;10000</text:p>
      <text:p text:style-name="P1">ORDER by total DESC;</text:p>
      <text:p text:style-name="P1"/>
      <text:p text:style-name="P4">10. Lister les commandes par nom fournisseur</text:p>
      <text:p text:style-name="P4">(Afficher le nom du fournisseur, le numéro de commande et la date)</text:p>
      <text:p text:style-name="P1"/>
      <text:p text:style-name="P1">SELECT fournis.nomfou, ligcom.numcom, entcom.datcom FROM `entcom`</text:p>
      <text:p text:style-name="P1">JOIN ligcom on ligcom.numcom=entcom.numcom</text:p>
      <text:p text:style-name="P1">JOIN fournis ON fournis.numfou=entcom.numfou;</text:p>
      <text:p text:style-name="P1"/>
      <text:p text:style-name="P4">11. Sortir les produits des commandes ayant le mot "urgent' en</text:p>
      <text:p text:style-name="P4">observation?</text:p>
      <text:p text:style-name="P4">(Afficher le numéro de commande, le nom du fournisseur, le libellé du</text:p>
      <text:p text:style-name="P4">produit et le sous total = quantité commandée * Prix unitaire)</text:p>
      <text:p text:style-name="P1"/>
      <text:p text:style-name="P3">SELECT ligcom.numcom, fournis.nomfou, <text:s/>produit.libart, (ligcom.qtecde*ligcom.priuni) </text:p>
      <text:p text:style-name="P3">FROM `entcom`</text:p>
      <text:p text:style-name="P1">JOIN ligcom on ligcom.numcom=entcom.numcom</text:p>
      <text:p text:style-name="P1">JOIN fournis ON fournis.numfou=entcom.numfou</text:p>
      <text:p text:style-name="P1">JOIN produit on produit.codart=ligcom.codart</text:p>
      <text:p text:style-name="P1">WHERE entcom.obscom LIKE '%urgente';</text:p>
      <text:p text:style-name="P1"/>
      <text:p text:style-name="P4">12. Coder de 2 manières différentes la requête suivante :</text:p>
      <text:p text:style-name="P4">Lister le nom des fournisseurs susceptibles de livrer au moins un article</text:p>
      <text:p text:style-name="P7">1,</text:p>
      <text:p text:style-name="P7">SELECT fournis.nomfou</text:p>
      <text:p text:style-name="P7">FROM `entcom`</text:p>
      <text:p text:style-name="P7">JOIN ligcom on ligcom.numcom=entcom.numcom</text:p>
      <text:p text:style-name="P7">JOIN fournis ON fournis.numfou=entcom.numfou</text:p>
      <text:p text:style-name="P7">WHERE entcom.numfou is NOT null</text:p>
      <text:p text:style-name="P7">GROUP BY fournis.nomfou;</text:p>
      <text:p text:style-name="P7"/>
      <text:p text:style-name="P7">2,</text:p>
      <text:p text:style-name="P7">SELECT DISTINCT fournis.nomfou</text:p>
      <text:p text:style-name="P7">FROM `entcom`</text:p>
      <text:p text:style-name="P7">JOIN ligcom on ligcom.numcom=entcom.numcom</text:p>
      <text:p text:style-name="P7"><text:soft-page-break/>JOIN fournis ON fournis.numfou=entcom.numfou;</text:p>
      <text:p text:style-name="P7"/>
      <text:p text:style-name="P5">13. Coder de 2 manières différentes la requête suivante</text:p>
      <text:p text:style-name="P5">Lister les commandes (Numéro et date) dont le fournisseur est celui de</text:p>
      <text:p text:style-name="P5">la commande 70210 .</text:p>
      <text:p text:style-name="P8">1,</text:p>
      <text:p text:style-name="P8">SELECT DISTINCT entcom.numcom, entcom.datcom</text:p>
      <text:p text:style-name="P8">FROM entcom</text:p>
      <text:p text:style-name="P8">JOIN ligcom ON ligcom.numcom = entcom.numcom</text:p>
      <text:p text:style-name="P8">WHERE entcom.numfou = (SELECT numfou FROM entcom WHERE numcom = 70210);</text:p>
      <text:p text:style-name="P8"/>
      <text:p text:style-name="P9">2,</text:p>
      <text:p text:style-name="P8">SELECT DISTINCT ec.numcom, ec.datcom</text:p>
      <text:p text:style-name="P8">FROM entcom AS ec</text:p>
      <text:p text:style-name="P8">JOIN entcom AS ec70210 ON ec.numfou = ec70210.numfou</text:p>
      <text:p text:style-name="P8">WHERE ec70210.numcom = 70210;</text:p>
      <text:p text:style-name="P8"/>
      <text:p text:style-name="P6">14. Dans les articles susceptibles d’être vendus, lister les articles moins</text:p>
      <text:p text:style-name="P6">chers (basés sur Prix1) que le moins cher des rubans (article dont le</text:p>
      <text:p text:style-name="P6">premier caractère commence par R). On affichera le libellé de l’article</text:p>
      <text:p text:style-name="P6">et prix1</text:p>
      <text:p text:style-name="P8"/>
      <text:p text:style-name="P8">SELECT p.libart, v.prix1 </text:p>
      <text:p text:style-name="P8">FROM produit AS p</text:p>
      <text:p text:style-name="P8">JOIN vente AS v ON v.codart = p.codart</text:p>
      <text:p text:style-name="P8">WHERE SUBSTRING(p.codart, 1, 1) != 'r'</text:p>
      <text:p text:style-name="P8">AND v.prix1 &lt; (</text:p>
      <text:p text:style-name="P8"><text:s text:c="4"/>SELECT min(v2.prix1)</text:p>
      <text:p text:style-name="P8"><text:s text:c="4"/>FROM vente AS v2</text:p>
      <text:p text:style-name="P8"><text:s text:c="4"/>JOIN produit AS p2 ON p2.codart = v2.codart</text:p>
      <text:p text:style-name="P8"><text:s text:c="4"/>WHERE SUBSTRING(p2.codart, 1, 1) = 'r'</text:p>
      <text:p text:style-name="P8">);</text:p>
      <text:p text:style-name="P6"/>
      <text:p text:style-name="P6">15. Editer la liste des fournisseurs susceptibles de livrer les produits</text:p>
      <text:p text:style-name="P6">dont le stock est inférieur ou égal à 150 % du stock d'alerte. La liste est</text:p>
      <text:p text:style-name="P6">triée par produit puis fournisseur</text:p>
      <text:p text:style-name="P8"/>
      <text:p text:style-name="P8">SELECT DISTINCT fournis.nomfou, <text:s/>produit.libart</text:p>
      <text:p text:style-name="P8">FROM `fournis` </text:p>
      <text:p text:style-name="P8">JOIN entcom ON entcom.numfou=fournis.numfou</text:p>
      <text:p text:style-name="P8">JOIN ligcom ON ligcom.numcom=entcom.numcom</text:p>
      <text:p text:style-name="P8">JOIN produit ON produit.codart=ligcom.codart</text:p>
      <text:p text:style-name="P8">WHERE produit.stkphy&lt;= (1.50*produit.stkale)</text:p>
      <text:p text:style-name="P8">ORDER by produit.libart asc ,fournis.nomfou ASC;</text:p>
      <text:p text:style-name="P8"/>
      <text:p text:style-name="P6">16. Éditer la liste des fournisseurs susceptibles de livrer les produit dont</text:p>
      <text:p text:style-name="P6">le stock est inférieur ou égal à 150 % du stock d'alerte et un délai de</text:p>
      <text:p text:style-name="P6">livraison d'au plus 30 jours. La liste est triée par fournisseur puis</text:p>
      <text:p text:style-name="P6">produit</text:p>
      <text:p text:style-name="P8"/>
      <text:p text:style-name="P8">SELECT fournis.nomfou, produit.libart</text:p>
      <text:p text:style-name="P8">FROM `fournis` </text:p>
      <text:p text:style-name="P8"><text:soft-page-break/>JOIN entcom ON entcom.numfou=fournis.numfou</text:p>
      <text:p text:style-name="P8">JOIN ligcom ON ligcom.numcom=entcom.numcom</text:p>
      <text:p text:style-name="P8">JOIN produit ON produit.codart=ligcom.codart</text:p>
      <text:p text:style-name="P8">WHERE produit.stkphy&lt;= (1.50*produit.stkale) AND datediff(ligcom.derliv,entcom.datcom)&lt;=30</text:p>
      <text:p text:style-name="P8">ORDER by fournis.nomfou ASC ,produit.libart asc;</text:p>
      <text:p text:style-name="P6">17. Avec le même type de sélection que ci-dessus, sortir un total des</text:p>
      <text:p text:style-name="P6">stocks par fournisseur trié par total décroissant</text:p>
      <text:p text:style-name="P8"/>
      <text:p text:style-name="P8">SELECT fournis.nomfou, produit.libart</text:p>
      <text:p text:style-name="P8">FROM `fournis` </text:p>
      <text:p text:style-name="P8">JOIN entcom ON entcom.numfou=fournis.numfou</text:p>
      <text:p text:style-name="P8">JOIN ligcom ON ligcom.numcom=entcom.numcom</text:p>
      <text:p text:style-name="P8">JOIN produit ON produit.codart=ligcom.codart</text:p>
      <text:p text:style-name="P8">WHERE produit.stkphy&lt;= (1.50*produit.stkale) AND datediff(ligcom.derliv,entcom.datcom)&lt;=30</text:p>
      <text:p text:style-name="P8">GROUP BY fournis.nomfou</text:p>
      <text:p text:style-name="P8">ORDER BY ligcom.qtecde DESC;</text:p>
      <text:p text:style-name="P8"/>
      <text:p text:style-name="P6">18. En fin d'année, sortir la liste des produits dont la quantité réellement</text:p>
      <text:p text:style-name="P6">commandée dépasse 90% de la quantité annuelle prévue.</text:p>
      <text:p text:style-name="P8"/>
      <text:p text:style-name="P8">SELECT fournis.nomfou, produit.libart</text:p>
      <text:p text:style-name="P8">FROM `fournis` </text:p>
      <text:p text:style-name="P8">JOIN entcom ON entcom.numfou=fournis.numfou</text:p>
      <text:p text:style-name="P8">JOIN ligcom ON ligcom.numcom=entcom.numcom</text:p>
      <text:p text:style-name="P8">JOIN produit ON produit.codart=ligcom.codart</text:p>
      <text:p text:style-name="P8">WHERE ligcom.qtecde &gt; (0.9*produit.qteann) ;</text:p>
      <text:p text:style-name="P8"/>
      <text:p text:style-name="P6">19. Calculer le chiffre d'affaire par fournisseur pour l'année 93 sachant</text:p>
      <text:p text:style-name="P6">que les prix indiqués sont hors taxes et que le taux de TVA est 20%.</text:p>
      <text:p text:style-name="P8"/>
      <text:p text:style-name="P8">SELECT fournis.nomfou, ((vente.qte1*vente.prix1+vente.qte2*vente.prix2+vente.qte3*vente.prix3)*1.2) as 'total CA'</text:p>
      <text:p text:style-name="P8">FROM `fournis` </text:p>
      <text:p text:style-name="P8">JOIN entcom ON entcom.numfou=fournis.numfou</text:p>
      <text:p text:style-name="P8">JOIN ligcom ON ligcom.numcom=entcom.numcom</text:p>
      <text:p text:style-name="P8">JOIN produit ON produit.codart=ligcom.codart</text:p>
      <text:p text:style-name="P8">JOIN vente ON vente.codart=produit.codart</text:p>
      <text:p text:style-name="P8">GROUP BY fournis.nomfou;</text:p>
      <text:p text:style-name="P8"/>
      <text:p text:style-name="P6">20. Existe-t-il des lignes de commande non cohérentes avec les produits</text:p>
      <text:p text:style-name="P6">vendus par les fournisseurs. ?</text:p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F"/>
        <table:table-column table:style-name="Tableau1.I"/>
        <table:table-row>
          <table:table-cell table:style-name="Tableau1.A1" office:value-type="string">
            <text:p text:style-name="Table_20_Contents">GROBRIGAN</text:p>
          </table:table-cell>
          <table:table-cell table:style-name="Tableau1.A1" office:value-type="string">
            <text:p text:style-name="Table_20_Contents">CD R slim 80 mm</text:p>
          </table:table-cell>
          <table:table-cell table:style-name="Tableau1.A1" office:value-type="string">
            <text:p text:style-name="Table_20_Contents">70010</text:p>
          </table:table-cell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D035</text:p>
          </table:table-cell>
          <table:table-cell table:style-name="Tableau1.A1" office:value-type="string">
            <text:p text:style-name="Table_20_Contents">200</text:p>
          </table:table-cell>
          <table:table-cell table:style-name="Tableau1.A1" office:value-type="string">
            <text:p text:style-name="Table_20_Contents">40</text:p>
          </table:table-cell>
          <table:table-cell table:style-name="Tableau1.A1" office:value-type="string">
            <text:p text:style-name="Table_20_Contents">250</text:p>
          </table:table-cell>
          <table:table-cell table:style-name="Tableau1.A1" office:value-type="string">
            <text:p text:style-name="Table_20_Contents">2018-08-20</text:p>
          </table:table-cell>
        </table:table-row>
      </table:table>
      <text:p text:style-name="P8"/>
      <text:p text:style-name="P10">Cette ligne point 1 cd alors qu’il y a toujours eu du papier et la c’est un CD et la quantité livré depasse la quantité commander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08:59:38.163315642</meta:creation-date>
    <meta:generator>LibreOffice/7.3.7.2$Linux_X86_64 LibreOffice_project/30$Build-2</meta:generator>
    <dc:date>2024-05-07T10:47:23.533209512</dc:date>
    <meta:editing-duration>PT3H29M36S</meta:editing-duration>
    <meta:editing-cycles>25</meta:editing-cycles>
    <meta:document-statistic meta:table-count="1" meta:image-count="0" meta:object-count="0" meta:page-count="4" meta:paragraph-count="166" meta:word-count="923" meta:character-count="6806" meta:non-whitespace-character-count="6017"/>
  </office:meta>
</office:document-meta>
</file>